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1"/>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normal" style:font-weight-asian="normal" style:font-weight-complex="normal"/>
    </style:style>
    <style:style style:name="P24" style:family="paragraph" style:parent-style-name="Standard" style:list-style-name="L3">
      <style:text-properties fo:font-weight="normal" style:font-weight-asian="normal" style:font-weight-complex="normal"/>
    </style:style>
    <style:style style:name="P25" style:family="paragraph" style:parent-style-name="Standard" style:list-style-name="L3">
      <style:text-properties fo:font-weight="normal" style:font-weight-asian="normal" style:font-weight-complex="normal"/>
    </style:style>
    <style:style style:name="P26" style:family="paragraph" style:parent-style-name="Standard" style:list-style-name="L3">
      <style:text-properties fo:font-weight="normal" style:font-weight-asian="normal" style:font-weight-complex="normal"/>
    </style:style>
    <style:style style:name="P27" style:family="paragraph" style:parent-style-name="Standard" style:list-style-name="L3">
      <style:text-properties fo:font-weight="normal" style:font-weight-asian="normal" style:font-weight-complex="normal"/>
    </style:style>
    <style:style style:name="P28" style:family="paragraph" style:parent-style-name="Standard" style:list-style-name="L3">
      <style:text-properties fo:font-weight="normal" style:font-weight-asian="normal" style:font-weight-complex="normal"/>
    </style:style>
    <style:style style:name="P29" style:family="paragraph" style:parent-style-name="Standard" style:list-style-name="L4">
      <style:text-properties fo:font-weight="normal" style:font-weight-asian="normal" style:font-weight-complex="normal"/>
    </style:style>
    <style:style style:name="P30" style:family="paragraph" style:parent-style-name="Standard" style:list-style-name="L4">
      <style:text-properties fo:font-weight="normal" style:font-weight-asian="normal" style:font-weight-complex="normal"/>
    </style:style>
    <style:style style:name="P31" style:family="paragraph" style:parent-style-name="Standard" style:list-style-name="L4">
      <style:text-properties fo:font-weight="normal" style:font-weight-asian="normal" style:font-weight-complex="normal"/>
    </style:style>
    <style:style style:name="P32" style:family="paragraph" style:parent-style-name="Standard" style:list-style-name="L4">
      <style:text-properties fo:font-weight="normal" style:font-weight-asian="normal" style:font-weight-complex="normal"/>
    </style:style>
    <style:style style:name="P33" style:family="paragraph" style:parent-style-name="Standard" style:list-style-name="L4">
      <style:text-properties fo:font-weight="normal" style:font-weight-asian="normal" style:font-weight-complex="normal"/>
    </style:style>
    <style:style style:name="P34" style:family="paragraph" style:parent-style-name="Standard" style:list-style-name="L4">
      <style:text-properties fo:font-weight="normal" style:font-weight-asian="normal" style:font-weight-complex="normal"/>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eith Gable</text:p>
      <text:p text:style-name="Standard">Server Programming and Configuration</text:p>
      <text:p text:style-name="Standard">Chapter 2</text:p>
      <text:p text:style-name="Standard"/>
      <text:p text:style-name="P22">Review Questions</text:p>
      <text:list text:style-name="L1">
        <text:list-item>
          <text:p text:style-name="P1">c</text:p>
        </text:list-item>
        <text:list-item>
          <text:p text:style-name="P1">a</text:p>
        </text:list-item>
        <text:list-item>
          <text:p text:style-name="P1">c</text:p>
        </text:list-item>
        <text:list-item>
          <text:p text:style-name="P1">b</text:p>
        </text:list-item>
        <text:list-item>
          <text:p text:style-name="P1">bottleneck</text:p>
        </text:list-item>
        <text:list-item>
          <text:p text:style-name="P1">b</text:p>
        </text:list-item>
        <text:list-item>
          <text:p text:style-name="P1">c</text:p>
        </text:list-item>
        <text:list-item>
          <text:p text:style-name="P1">c</text:p>
        </text:list-item>
        <text:list-item>
          <text:p text:style-name="P1">True</text:p>
        </text:list-item>
        <text:list-item>
          <text:p text:style-name="P1">d</text:p>
        </text:list-item>
        <text:list-item>
          <text:p text:style-name="P1">c</text:p>
        </text:list-item>
        <text:list-item>
          <text:p text:style-name="P1">d</text:p>
        </text:list-item>
        <text:list-item>
          <text:p text:style-name="P1">d</text:p>
        </text:list-item>
        <text:list-item>
          <text:p text:style-name="P1">d</text:p>
        </text:list-item>
        <text:list-item>
          <text:p text:style-name="P1">b</text:p>
        </text:list-item>
        <text:list-item>
          <text:p text:style-name="P1">UPS</text:p>
        </text:list-item>
        <text:list-item>
          <text:p text:style-name="P1">1725</text:p>
        </text:list-item>
        <text:list-item>
          <text:p text:style-name="P1">False</text:p>
        </text:list-item>
        <text:list-item>
          <text:p text:style-name="P1">having multiple processors</text:p>
        </text:list-item>
        <text:list-item>
          <text:p text:style-name="P1">d</text:p>
        </text:list-item>
        <text:list-item>
          <text:p text:style-name="P1">routers</text:p>
        </text:list-item>
      </text:list>
      <text:p text:style-name="Standard"/>
      <text:p text:style-name="P22">Project 2-1</text:p>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Table_20_Contents">Most Economical</text:p>
          </table:table-cell>
          <table:table-cell table:style-name="Table1.C1" office:value-type="string">
            <text:p text:style-name="Table_20_Contents">The Best</text:p>
          </table:table-cell>
        </table:table-row>
        <table:table-row>
          <table:table-cell table:style-name="Table1.A2" office:value-type="string">
            <text:p text:style-name="Table_20_Contents">RAM</text:p>
          </table:table-cell>
          <table:table-cell table:style-name="Table1.A2" office:value-type="string">
            <text:p text:style-name="Table_20_Contents">1 GB DDR SDRAM</text:p>
          </table:table-cell>
          <table:table-cell table:style-name="Table1.C2" office:value-type="string">
            <text:p text:style-name="Table_20_Contents">&gt;4GB DDR2 SDRAM</text:p>
          </table:table-cell>
        </table:table-row>
        <table:table-row>
          <table:table-cell table:style-name="Table1.A2" office:value-type="string">
            <text:p text:style-name="Table_20_Contents">Processor</text:p>
          </table:table-cell>
          <table:table-cell table:style-name="Table1.A2" office:value-type="string">
            <text:p text:style-name="Table_20_Contents">Desktop-class processors (Athlon 64, Core 2)</text:p>
          </table:table-cell>
          <table:table-cell table:style-name="Table1.C2" office:value-type="string">
            <text:p text:style-name="Table_20_Contents">Server-class processors (Opteron, Core 2 Xeon)</text:p>
          </table:table-cell>
        </table:table-row>
        <table:table-row>
          <table:table-cell table:style-name="Table1.A2" office:value-type="string">
            <text:p text:style-name="Table_20_Contents">NIC</text:p>
          </table:table-cell>
          <table:table-cell table:style-name="Table1.A2" office:value-type="string">
            <text:p text:style-name="Table_20_Contents">100 Mbps</text:p>
          </table:table-cell>
          <table:table-cell table:style-name="Table1.C2" office:value-type="string">
            <text:p text:style-name="Table_20_Contents">1 Gbps</text:p>
          </table:table-cell>
        </table:table-row>
        <table:table-row>
          <table:table-cell table:style-name="Table1.A2" office:value-type="string">
            <text:p text:style-name="Table_20_Contents">Redundant Disks</text:p>
          </table:table-cell>
          <table:table-cell table:style-name="Table1.A2" office:value-type="string">
            <text:p text:style-name="Table_20_Contents">2 identical drives using software RAID 1</text:p>
          </table:table-cell>
          <table:table-cell table:style-name="Table1.C2" office:value-type="string">
            <text:p text:style-name="Table_20_Contents">5+ identical drives using hardware RAID 5</text:p>
          </table:table-cell>
        </table:table-row>
      </table:table>
      <text:p text:style-name="Standard"/>
      <text:p text:style-name="Standard">Choosing the most economical parts for a computer will be cheaper, but you will have to replace the parts more often. If the machine can be down temporarily for a drive replacement, then choosing cheap parts is fine. Also, more expensive parts will run faster (DDR2 &gt; DDR). </text:p>
      <text:p text:style-name="Standard"/>
      <text:p text:style-name="P22">Project 2-2</text:p>
      <text:p text:style-name="Standard">Assuming the server is the server I run, it runs a DBMS and a web application server (basically, the application is executed and processed by a separate server program). The backup solution we would probably choose would be to backup the database incrementally daily and to do a full backup of the web space weekly (unless a smarter backup program exists that can do an incremental backup of files that barely change... something like SVN I guess). We don't have a backup program yet though. Probably bad.</text:p>
      <text:p text:style-name="Standard"/>
      <text:p text:style-name="P22">Project 2-3</text:p>
      <text:p text:style-name="P23">I would tell my supervisor to read the RAID Wikipedia article... </text:p>
      <text:p text:style-name="P23">A quick summary of the most commonly used RAID levels:</text:p>
      <text:list text:style-name="L3">
        <text:list-item>
          <text:p text:style-name="P24"><text:span text:style-name="T1">RAID 0</text:span>: striped set (minimum 2 disks) without parity. Provides improved performance and additional storage but no fault tolerance. Any disk failure destroys the array, which becomes more likely with more disks in the array. A single disk failure destroys the entire array because when data is written to a RAID 0 drive, the data is broken into fragments. The number of fragments is dictated by the number of disks in the drive. The fragments are written to their respective disks simultaneously on the same sector. This allows smaller sections of the entire chunk of data to be read off the drive in parallel, giving this type of arrangement huge bandwidth. When one sector on one of the disks fails, however, the corresponding sector on every other disk is rendered useless because part of the data is now corrupted. RAID 0 does not implement error checking so any error is unrecoverable. More disks in the array means higher bandwidth, but greater risk of data loss.</text:p>
        </text:list-item>
        <text:list-item>
          <text:p text:style-name="P24"><text:span text:style-name="T1">RAID 1</text:span>: mirrored set (minimum 2 disks) without parity. Provides fault tolerance from disk errors and single disk failure. Increased read performance occurs when using a multi-threaded operating system that supports split seeks, very small performance reduction when writing. Array continues to operate so long as at least one drive is functioning.</text:p>
        </text:list-item>
        <text:list-item>
          <text:p text:style-name="P24"><text:span text:style-name="T1">RAID 3 and RAID 4</text:span>: striped set (minimum 3 disks) with dedicated parity. This mechanism provides an improved performance and fault tolerance similar to RAID 5, but with a dedicated parity disk rather than rotated parity stripes. The single disk is a bottle-neck for writing since every write requires updating the parity data. One minor benefit is the dedicated parity disk allows the parity drive to fail and operation will continue without parity or performance penalty.</text:p>
        </text:list-item>
        <text:list-item>
          <text:p text:style-name="P24"><text:span text:style-name="T1">RAID 5</text:span>: striped set (minimum 3 disks) with distributed parity. Distributed parity requires all but one drive to be present to operate; drive failure requires replacement, but the array is not destroyed by a single drive failure. Upon drive failure, any subsequent reads can be calculated from the distributed parity such that the drive failure is masked from the end user. The array will have data loss in the event of a second drive failure and is vulnerable until the data that was on the failed drive is rebuilt onto a replacement drive.</text:p>
        </text:list-item>
        <text:list-item>
          <text:p text:style-name="P24"><text:span text:style-name="T1">RAID 6</text:span>: striped set (minimum 4 disks) with dual distributed parity. Provides fault tolerance from two drive failures; array continues to operate with up to two failed drives. This makes larger RAID groups more practical, especially for high availability systems. As drives grow in size, they become more prone to error. This becomes increasingly important because large-capacity drives lengthen the time needed to recover from the failure of a single drive. Single parity RAID levels are vulnerable to data loss until the failed drive is rebuilt: the larger the drive, the longer the rebuild will take. With dual parity, it gives time to rebuild the array by recreating a failed drive with the ability to sustain failure on another drive in the same array.</text:p>
        </text:list-item>
      </text:list>
      <text:p text:style-name="P23"/>
      <text:p text:style-name="P22">Project 2-4</text:p>
      <text:p text:style-name="P23"/>
      <text:p text:style-name="P23">Rather than making a new table, I'm going to cover what's changed since the book:</text:p>
      <text:list text:style-name="L4">
        <text:list-item>
          <text:p text:style-name="P29">AMD took the lead for a while since Pentiums ran too hot and cost too much to make</text:p>
        </text:list-item>
        <text:list-item>
          <text:p text:style-name="P29">Intel recently came out with the Core and Core 2 microarchitectures (I don't remember their codenames), which run a LOT cooler than AMDs do even and are cheaper to make due to different silicon technology.</text:p>
        </text:list-item>
        <text:list-item>
          <text:p text:style-name="P29">Sun's processors are only used in their high-end servers. UltraSPARC is still the newest.</text:p>
        </text:list-item>
        <text:list-item>
          <text:p text:style-name="P29">IBM makes processors now. Called PowerPC. Also called Cell. They're in PS3s.</text:p>
        </text:list-item>
        <text:list-item>
          <text:p text:style-name="P29">L2 cache, bus speed, and clock speed aren't as important as they used to be. Most processors have 1MB/2MB of L2 cache, but they have shorter pipelines, so increasing the L2 cache is only done to make them even more fast. Also, due to the optimization of the pipelines, the processors run slower. The bus speed is also not that important.</text:p>
        </text:list-item>
        <text:list-item>
          <text:p text:style-name="P29">What's more important is the speed of the processor to the RAM controller. On AMD, this is embedded in the processor (so then, the bottleneck is the RAM controller to RAM). On Intel, the processor communicates with the RAM controller over the FSB. So RAM faster than the FSB will only run as fast as the FS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Tahoma" style:font-size-asian="18pt" style:font-weight-asian="bold" style:font-name-complex="Tahoma" style:font-size-complex="18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Keith Gable</meta:initial-creator>
    <meta:creation-date>2007-09-23T22:04:10</meta:creation-date>
    <dc:creator>Keith Gable</dc:creator>
    <dc:date>2007-09-23T22:37:43</dc:date>
    <dc:language>en-US</dc:language>
    <meta:editing-cycles>3</meta:editing-cycles>
    <meta:editing-duration>PT33M35S</meta:editing-duration>
    <meta:user-defined meta:name="Info 1"/>
    <meta:user-defined meta:name="Info 2"/>
    <meta:user-defined meta:name="Info 3"/>
    <meta:user-defined meta:name="Info 4"/>
    <meta:document-statistic meta:table-count="1" meta:image-count="0" meta:object-count="0" meta:page-count="3" meta:paragraph-count="59" meta:word-count="975" meta:character-count="5619"/>
  </office:meta>
</office:document-meta>
</file>